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38000000920738B3EC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27cm" fo:min-width="22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cm" fo:min-width="17.6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cm" fo:min-width="13.2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4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35cm" fo:min-width="0.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61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solid" draw:fill-color="#ffffff" fo:min-height="8.4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gr27" style:family="graphic" style:parent-style-name="standard">
      <style:graphic-properties draw:stroke="none" draw:fill="none" fo:min-height="6.4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2.18cm"/>
    </style:style>
    <style:style style:name="pr6" style:family="presentation" style:parent-style-name="Standard-subtitle">
      <style:graphic-properties draw:fill="solid" draw:fill-color="#ffffff" fo:min-height="13.859cm"/>
    </style:style>
    <style:style style:name="pr7" style:family="presentation" style:parent-style-name="Standard-subtitle">
      <style:graphic-properties draw:fill="solid" draw:fill-color="#ffffff" fo:min-height="17cm"/>
    </style:style>
    <style:style style:name="pr8" style:family="presentation" style:parent-style-name="Standard-subtitle">
      <style:graphic-properties draw:fill="solid" draw:fill-color="#ffffff" fo:min-height="9.597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draw:fill="solid" draw:fill-color="#ffffff" fo:min-height="6.2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outline1">
      <style:graphic-properties draw:fill="solid" draw:fill-color="#ffffff" fo:min-height="10.087cm"/>
    </style:style>
    <style:style style:name="pr13" style:family="presentation" style:parent-style-name="Standard-outline1">
      <style:graphic-properties fo:min-height="12.18cm"/>
    </style:style>
    <style:style style:name="pr14" style:family="presentation" style:parent-style-name="Standard-subtitle">
      <style:graphic-properties draw:fill="solid" draw:fill-color="#ffffff" fo:min-height="17.065cm"/>
    </style:style>
    <style:style style:name="pr15" style:family="presentation" style:parent-style-name="Standard-outline1">
      <style:graphic-properties fo:min-height="1.88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line-height="150%"/>
    </style:style>
    <style:style style:name="P4" style:family="paragraph">
      <style:paragraph-properties fo:text-align="center"/>
    </style:style>
    <style:style style:name="P5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style:paragraph-properties fo:text-align="start"/>
      <style:text-properties fo:color="#000000" fo:font-size="32pt" style:font-size-asian="32pt" style:font-size-complex="32pt"/>
    </style:style>
    <style:style style:name="P9" style:family="paragraph">
      <style:paragraph-properties fo:text-align="start"/>
      <style:text-properties fo:color="#000000" fo:font-size="20pt" style:font-size-asian="20pt" style:font-size-complex="20pt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style:text-properties fo:color="#008000" fo:font-size="32pt" style:font-size-asian="32pt" style:font-size-complex="32pt"/>
    </style:style>
    <style:style style:name="P13" style:family="paragraph">
      <style:text-properties fo:color="#ff6633" fo:font-size="32pt" style:font-size-asian="32pt" style:font-size-complex="3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18pt"/>
    </style:style>
    <style:style style:name="P16" style:family="paragraph">
      <style:paragraph-properties fo:margin-top="0.508cm" fo:margin-bottom="0cm"/>
    </style:style>
    <style:style style:name="P17" style:family="paragraph">
      <style:paragraph-properties fo:margin-top="0.508cm" fo:margin-bottom="0cm"/>
      <style:text-properties fo:font-size="28pt" style:font-size-asian="28pt" style:font-size-complex="28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fo:font-family="Georgia" style:font-family-generic="roman" fo:font-size="32pt" fo:font-style="italic" fo:text-shadow="none" style:text-underline-style="none" fo:font-weight="normal" style:letter-kerning="true" style:font-family-asian="Georgia" style:font-family-generic-asian="roman" style:font-size-asian="15pt" style:font-style-asian="italic" style:font-weight-asian="normal" style:font-family-complex="Georgia" style:font-family-generic-complex="roman" style:font-size-complex="15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style:text-outline="false" style:text-line-through-style="none" fo:font-family="Georgia" style:font-family-generic="roman" fo:font-size="22pt" fo:font-style="normal" fo:text-shadow="none" style:text-underline-style="none" fo:font-weight="normal" style:letter-kerning="true" style:font-family-asian="Georgia" style:font-family-generic-asian="roman" style:font-size-asian="22pt" style:font-style-asian="normal" style:font-weight-asian="normal" style:font-family-complex="Georgia" style:font-family-generic-complex="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8000" fo:font-size="32pt" style:font-size-asian="32pt" style:font-size-complex="32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ff6633" fo:font-size="32pt" style:font-size-asian="32pt" style:font-size-complex="32pt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color="#dc2300" fo:font-size="32pt" style:font-size-asian="32pt" style:font-size-complex="32pt"/>
    </style:style>
    <style:style style:name="T13" style:family="text">
      <style:text-properties fo:color="#008000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ff6633" fo:font-size="20pt" style:font-size-asian="20pt" style:font-size-complex="20pt"/>
    </style:style>
    <style:style style:name="T16" style:family="text">
      <style:text-properties fo:color="#ff0000" fo:font-size="20pt" style:font-size-asian="20pt" style:font-size-complex="20pt"/>
    </style:style>
    <style:style style:name="T17" style:family="text">
      <style:text-properties fo:color="#dc2300" fo:font-size="20pt" style:font-size-asian="20pt" style:font-size-complex="20pt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fo:color="#008000" fo:font-size="36pt" style:font-size-asian="36pt" style:font-size-complex="36pt"/>
    </style:style>
    <style:style style:name="T2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800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de" fo:country="DE"/>
    </style:style>
    <style:style style:name="T25" style:family="text">
      <style:text-properties fo:language="en" fo:country="ZW"/>
    </style:style>
    <style:style style:name="T26" style:family="text">
      <style:text-properties fo:language="fr" fo:country="FR"/>
    </style:style>
    <style:style style:name="T27" style:family="text">
      <style:text-properties fo:color="#4700b8"/>
    </style:style>
    <style:style style:name="T28" style:family="text">
      <style:text-properties fo:color="#000000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8pt"/>
    </style:style>
    <style:style style:name="T32" style:family="text">
      <style:text-properties fo:color="#008000" fo:font-size="18pt"/>
    </style:style>
    <style:style style:name="T33" style:family="text">
      <style:text-properties fo:color="#dc2300" fo:font-size="18pt"/>
    </style:style>
    <style:style style:name="T34" style:family="text">
      <style:text-properties fo:color="#000000" fo:font-size="18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4.294cm" presentation:class="title" presentation:user-transformed="tru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2">Java is to JavaScript what Car is to Carpet.</text:span><text:span text:style-name="T1">“ </text:span></text:p>
            <text:p><text:span text:style-name="T1"><text:tab/></text:span><text:span text:style-name="T1"><text:tab/></text:span><text:span text:style-name="T3">- </text:span><text:span text:style-name="T4">Chris Heilma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nheritance is a bit clumsy</text:p>
              </text:list-item>
              <text:list-item>
                <text:p>Extending the module from the outside is not always possible</text:p>
              </text:list-item>
              <text:list-item>
                <text:p>Changing visibility is tedi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4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5.677cm" svg:height="1.216cm" svg:x="2.999cm" svg:y="4.999cm">
          <draw:text-box>
            <text:p xml:id="id2" text:id="id2"><text:span text:style-name="T5">global scope</text:span></text:p>
          </draw:text-box>
        </draw:frame>
        <draw:custom-shape draw:style-name="gr4" draw:text-style-name="P4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draw:layer="layout" svg:width="13.519cm" svg:height="2.181cm" svg:x="5.638cm" svg:y="7.838cm">
          <draw:text-box>
            <text:p xml:id="id4" text:id="id4"><text:span text:style-name="T5">Module</text:span></text:p>
            <text:p xml:id="id5" text:id="id5"><text:span text:style-name="T5">public scope = object properties</text:span></text:p>
          </draw:text-box>
        </draw:frame>
        <draw:custom-shape draw:style-name="gr6" draw:text-style-name="P4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7.658cm" svg:height="2.181cm" svg:x="7.999cm" svg:y="12.399cm">
          <draw:text-box>
            <text:p xml:id="id7" text:id="id7"><text:span text:style-name="T5">function scope = </text:span></text:p>
            <text:p xml:id="id8" text:id="id8"><text:span text:style-name="T5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6" draw:text-style-name="P7" draw:layer="layout" svg:width="23cm" svg:height="13.859cm" svg:x="2.4cm" svg:y="3.492cm" presentation:class="subtitle" presentation:user-transformed="true">
          <draw:text-box>
            <text:p text:style-name="P6"><text:span text:style-name="T6">var ExampleModule = (function() {</text:span></text:p>
            <text:p xml:id="id10" text:id="id10" text:style-name="P6"><text:span text:style-name="T6"><text:tab/></text:span><text:span text:style-name="T7">var object = {};</text:span></text:p>
            <text:p text:style-name="P6"><text:span text:style-name="T7"/></text:p>
            <text:p xml:id="id9" text:id="id9" text:style-name="P6"><text:span text:style-name="T7"><text:tab/></text:span><text:span text:style-name="T7">var privateProperty = …;</text:span></text:p>
            <text:p text:style-name="P6"><text:span text:style-name="T7"/></text:p>
            <text:p xml:id="id11" text:id="id11" text:style-name="P6"><text:span text:style-name="T7"><text:tab/></text:span><text:span text:style-name="T7">object.publicProperty = …;</text:span></text:p>
            <text:p text:style-name="P6"><text:span text:style-name="T7"/></text:p>
            <text:p xml:id="id12" text:id="id12" text:style-name="P6"><text:span text:style-name="T7"><text:tab/></text:span><text:span text:style-name="T7">return object;</text:span></text:p>
            <text:p text:style-name="P6"><text:span text:style-name="T6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8" draw:layer="layout" svg:width="21.8cm" svg:height="17cm" svg:x="3cm" svg:y="2.4cm">
          <draw:text-box>
            <text:p text:style-name="P6"><text:span text:style-name="T8">var</text:span><text:span text:style-name="T9"> ExampleModule = (</text:span><text:span text:style-name="T8">function</text:span><text:span text:style-name="T9">() {</text:span></text:p>
            <text:p text:style-name="P6"><text:span text:style-name="T9"><text:tab/></text:span><text:span text:style-name="T8">var</text:span><text:span text:style-name="T9"> module = {};</text:span></text:p>
            <text:p text:style-name="P6"><text:span text:style-name="T9"><text:tab/></text:span><text:span text:style-name="T8">var</text:span><text:span text:style-name="T9"> privateVariable = ''</text:span><text:span text:style-name="T10">private</text:span><text:span text:style-name="T9">'';</text:span></text:p>
            <text:p text:style-name="P6"><text:span text:style-name="T9"><text:tab/></text:span><text:span text:style-name="T8">var</text:span><text:span text:style-name="T9"> privateFunction = </text:span><text:span text:style-name="T8">function</text:span><text:span text:style-name="T9">(){</text:span></text:p>
            <text:p text:style-name="P6"><text:span text:style-name="T9"><text:tab/></text:span><text:span text:style-name="T9"><text:tab/></text:span><text:span text:style-name="T8">return</text:span><text:span text:style-name="T9"> privateVariable;</text:span></text:p>
            <text:p text:style-name="P6"><text:span text:style-name="T9"><text:tab/></text:span><text:span text:style-name="T9">};</text:span></text:p>
            <text:p text:style-name="P6"><text:span text:style-name="T9"><text:tab/></text:span><text:span text:style-name="T9">module.</text:span><text:span text:style-name="T11">publicVariable</text:span><text:span text:style-name="T9"> = ''</text:span><text:span text:style-name="T10">public</text:span><text:span text:style-name="T9">'';</text:span></text:p>
            <text:p text:style-name="P6"><text:span text:style-name="T9"><text:tab/></text:span><text:span text:style-name="T9">module.</text:span><text:span text:style-name="T12">publicFunction</text:span><text:span text:style-name="T9"> = </text:span><text:span text:style-name="T8">function</text:span><text:span text:style-name="T9">() {</text:span></text:p>
            <text:p text:style-name="P6"><text:span text:style-name="T9"><text:tab/></text:span><text:span text:style-name="T9"><text:tab/></text:span><text:span text:style-name="T8">return</text:span><text:span text:style-name="T9"> module.</text:span><text:span text:style-name="T11">publicVariable</text:span><text:span text:style-name="T9">;</text:span></text:p>
            <text:p text:style-name="P6"><text:span text:style-name="T9"><text:tab/></text:span><text:span text:style-name="T9">};</text:span></text:p>
            <text:p text:style-name="P6"><text:span text:style-name="T9"><text:tab/></text:span><text:span text:style-name="T8">return</text:span><text:span text:style-name="T9"> module;</text:span></text:p>
            <text:p text:style-name="P6"><text:span text:style-name="T9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13.439cm" svg:height="9.597cm" svg:x="8.002cm" svg:y="0.999cm">
          <draw:text-box>
            <text:p text:style-name="P6"><text:span text:style-name="T13">var</text:span><text:span text:style-name="T14"> ExampleModule = (</text:span><text:span text:style-name="T13">function</text:span><text:span text:style-name="T14">() {</text:span></text:p>
            <text:p text:style-name="P6"><text:span text:style-name="T14"><text:tab/></text:span><text:span text:style-name="T13">var</text:span><text:span text:style-name="T14"> module = {};</text:span></text:p>
            <text:p text:style-name="P6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6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6"><text:span text:style-name="T14"><text:tab/></text:span><text:span text:style-name="T14"><text:tab/></text:span><text:span text:style-name="T13">return</text:span><text:span text:style-name="T14"> private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6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6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3">return</text:span><text:span text:style-name="T14"> module;</text:span></text:p>
            <text:p text:style-name="P6"><text:span text:style-name="T14">}());</text:span></text:p>
          </draw:text-box>
        </draw:frame>
        <draw:frame draw:style-name="gr8" draw:text-style-name="P8" draw:layer="layout" svg:width="23.013cm" svg:height="1.517cm" svg:x="2.6cm" svg:y="12.196cm">
          <draw:text-box>
            <text:p text:style-name="P6"><text:span text:style-name="T9">console.log(exampleModule.publicVariable);</text:span></text:p>
          </draw:text-box>
        </draw:frame>
        <draw:frame draw:style-name="gr9" draw:text-style-name="P10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0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1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1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6"><text:span text:style-name="T9">exampleModule.publicFunction();</text:span></text:p>
          </draw:text-box>
        </draw:frame>
        <draw:frame draw:style-name="gr13" draw:text-style-name="P12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3" draw:text-style-name="P12" draw:layer="layout" svg:width="3.05cm" svg:height="1.517cm" svg:x="12.203cm" svg:y="17.69cm">
          <draw:text-box>
            <text:p><text:span text:style-name="T8">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13.439cm" svg:height="9.597cm" svg:x="8.002cm" svg:y="0.999cm">
          <draw:text-box>
            <text:p text:style-name="P6"><text:span text:style-name="T13">var</text:span><text:span text:style-name="T14"> ExampleModule = (</text:span><text:span text:style-name="T13">function</text:span><text:span text:style-name="T14">() {</text:span></text:p>
            <text:p text:style-name="P6"><text:span text:style-name="T14"><text:tab/></text:span><text:span text:style-name="T13">var</text:span><text:span text:style-name="T14"> module = {};</text:span></text:p>
            <text:p text:style-name="P6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6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6"><text:span text:style-name="T14"><text:tab/></text:span><text:span text:style-name="T14"><text:tab/></text:span><text:span text:style-name="T13">return</text:span><text:span text:style-name="T14"> private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6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6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3">return</text:span><text:span text:style-name="T14"> module;</text:span></text:p>
            <text:p text:style-name="P6"><text:span text:style-name="T14">}());</text:span></text:p>
          </draw:text-box>
        </draw:frame>
        <draw:frame draw:style-name="gr14" draw:text-style-name="P8" draw:layer="layout" svg:width="23.51cm" svg:height="1.517cm" svg:x="2.6cm" svg:y="12.196cm">
          <draw:text-box>
            <text:p text:style-name="P6"><text:span text:style-name="T9">exampleModule.publicVariable = ''accessible'';</text:span></text:p>
          </draw:text-box>
        </draw:frame>
        <draw:frame draw:style-name="gr9" draw:text-style-name="P10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0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1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1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6"><text:span text:style-name="T9">exampleModule.publicFunction();</text:span></text:p>
          </draw:text-box>
        </draw:frame>
        <draw:frame draw:style-name="gr13" draw:text-style-name="P12" draw:layer="layout" svg:width="3.05cm" svg:height="1.517cm" svg:x="12.203cm" svg:y="13.889cm">
          <draw:text-box>
            <text:p><text:span text:style-name="T8">OK</text:span></text:p>
          </draw:text-box>
        </draw:frame>
        <draw:frame draw:style-name="gr15" draw:text-style-name="P13" draw:layer="layout" svg:width="6.64cm" svg:height="1.517cm" svg:x="12.205cm" svg:y="17.595cm">
          <draw:text-box>
            <text:p><text:span text:style-name="T10">''accessible''</text:span></text:p>
          </draw:text-box>
        </draw:frame>
        <draw:frame draw:style-name="gr16" draw:text-style-name="P14" draw:layer="layout" svg:width="5.728cm" svg:height="1.115cm" svg:x="5.9cm" svg:y="17.884cm">
          <draw:text-box>
            <text:p><text:span text:style-name="T3">Console ou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13.439cm" svg:height="9.597cm" svg:x="8.002cm" svg:y="0.999cm">
          <draw:text-box>
            <text:p text:style-name="P6"><text:span text:style-name="T13">var</text:span><text:span text:style-name="T14"> ExampleModule = (</text:span><text:span text:style-name="T13">function</text:span><text:span text:style-name="T14">() {</text:span></text:p>
            <text:p text:style-name="P6"><text:span text:style-name="T14"><text:tab/></text:span><text:span text:style-name="T13">var</text:span><text:span text:style-name="T14"> module = {};</text:span></text:p>
            <text:p text:style-name="P6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6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6"><text:span text:style-name="T14"><text:tab/></text:span><text:span text:style-name="T14"><text:tab/></text:span><text:span text:style-name="T13">return</text:span><text:span text:style-name="T14"> private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6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6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3">return</text:span><text:span text:style-name="T14"> module;</text:span></text:p>
            <text:p text:style-name="P6"><text:span text:style-name="T14">}());</text:span></text:p>
          </draw:text-box>
        </draw:frame>
        <draw:frame draw:style-name="gr8" draw:text-style-name="P8" draw:layer="layout" svg:width="23.013cm" svg:height="1.517cm" svg:x="2.6cm" svg:y="12.196cm">
          <draw:text-box>
            <text:p text:style-name="P6"><text:span text:style-name="T9">console.log(exampleModule.privateVariable);</text:span></text:p>
          </draw:text-box>
        </draw:frame>
        <draw:frame draw:style-name="gr17" draw:text-style-name="P10" draw:layer="layout" svg:width="4.588cm" svg:height="1.517cm" svg:x="11.624cm" svg:y="13.888cm">
          <draw:text-box>
            <text:p xml:id="id13" text:id="id13"><text:span text:style-name="T11">ERROR</text:span></text:p>
          </draw:text-box>
        </draw:frame>
        <draw:frame draw:style-name="gr9" draw:text-style-name="P10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0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1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1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12" draw:text-style-name="P8" draw:layer="layout" svg:width="17.573cm" svg:height="1.517cm" svg:x="5.271cm" svg:y="15.614cm">
          <draw:text-box>
            <text:p text:style-name="P6"><text:span text:style-name="T9">exampleModule.privateFunction();</text:span></text:p>
          </draw:text-box>
        </draw:frame>
        <draw:frame draw:style-name="gr17" draw:text-style-name="P10" draw:layer="layout" svg:width="4.588cm" svg:height="1.517cm" svg:x="11.624cm" svg:y="17.794cm">
          <draw:text-box>
            <text:p xml:id="id14" text:id="id14"><text:span text:style-name="T11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8" draw:text-style-name="P8" draw:layer="layout" svg:width="23.971cm" svg:height="1.517cm" svg:x="2.6cm" svg:y="12.196cm">
          <draw:text-box>
            <text:p text:style-name="P6"><text:span text:style-name="T9">exampleModule.privateVariable = ''not private'';</text:span></text:p>
          </draw:text-box>
        </draw:frame>
        <draw:frame draw:style-name="gr13" draw:text-style-name="P12" draw:layer="layout" svg:width="3.05cm" svg:height="1.517cm" svg:x="12.203cm" svg:y="13.888cm">
          <draw:text-box>
            <text:p xml:id="id15" text:id="id15"><text:span text:style-name="T8">OK</text:span></text:p>
          </draw:text-box>
        </draw:frame>
        <draw:frame draw:style-name="gr9" draw:text-style-name="P10" draw:layer="layout" svg:width="3.89cm" svg:height="1.517cm" svg:x="2.2cm" svg:y="3.598cm">
          <draw:text-box>
            <text:p><text:span text:style-name="T11">private</text:span></text:p>
          </draw:text-box>
        </draw:frame>
        <draw:frame draw:style-name="gr10" draw:text-style-name="P10" draw:layer="layout" svg:width="3.449cm" svg:height="1.517cm" svg:x="2.752cm" svg:y="6.598cm">
          <draw:text-box>
            <text:p><text:span text:style-name="T11">public</text:span></text:p>
          </draw:text-box>
        </draw:frame>
        <draw:frame draw:style-name="gr11" draw:text-style-name="P11" draw:layer="layout" svg:width="1.539cm" svg:height="3.718cm" svg:x="5.866cm" svg:y="5.284cm">
          <draw:text-box>
            <text:p><text:span text:style-name="T18">{</text:span></text:p>
          </draw:text-box>
        </draw:frame>
        <draw:frame draw:style-name="gr11" draw:text-style-name="P11" draw:layer="layout" svg:width="1.539cm" svg:height="3.718cm" svg:x="5.801cm" svg:y="2.285cm">
          <draw:text-box>
            <text:p><text:span text:style-name="T18">{</text:span></text:p>
          </draw:text-box>
        </draw:frame>
        <draw:frame draw:style-name="gr8" draw:text-style-name="P8" draw:layer="layout" svg:width="23.013cm" svg:height="1.517cm" svg:x="2.994cm" svg:y="15.795cm">
          <draw:text-box>
            <text:p text:style-name="P6"><text:span text:style-name="T9">console.log(exampleModule.privateVariable);</text:span></text:p>
          </draw:text-box>
        </draw:frame>
        <draw:frame draw:style-name="gr19" draw:text-style-name="P13" draw:layer="layout" svg:width="6.634cm" svg:height="1.517cm" svg:x="12.205cm" svg:y="17.594cm">
          <draw:text-box>
            <text:p xml:id="id16" text:id="id16"><text:span text:style-name="T10">''not private''</text:span></text:p>
          </draw:text-box>
        </draw:frame>
        <draw:frame draw:style-name="gr16" draw:text-style-name="P14" draw:layer="layout" svg:width="5.728cm" svg:height="1.115cm" svg:x="5.9cm" svg:y="17.883cm">
          <draw:text-box>
            <text:p><text:span text:style-name="T3">Console ouput:</text:span></text:p>
          </draw:text-box>
        </draw:frame>
        <draw:frame presentation:style-name="pr8" draw:text-style-name="P9" draw:layer="layout" svg:width="13.439cm" svg:height="9.597cm" svg:x="7.992cm" svg:y="1cm">
          <draw:text-box>
            <text:p text:style-name="P6"><text:span text:style-name="T13">var</text:span><text:span text:style-name="T14"> ExampleModule = (</text:span><text:span text:style-name="T13">function</text:span><text:span text:style-name="T14">() {</text:span></text:p>
            <text:p text:style-name="P6"><text:span text:style-name="T14"><text:tab/></text:span><text:span text:style-name="T13">var</text:span><text:span text:style-name="T14"> module = {};</text:span></text:p>
            <text:p text:style-name="P6"><text:span text:style-name="T14"><text:tab/></text:span><text:span text:style-name="T13">var</text:span><text:span text:style-name="T14"> privateVariable = ''</text:span><text:span text:style-name="T15">private</text:span><text:span text:style-name="T14">'';</text:span></text:p>
            <text:p text:style-name="P6"><text:span text:style-name="T14"><text:tab/></text:span><text:span text:style-name="T13">var</text:span><text:span text:style-name="T14"> privateFunction = </text:span><text:span text:style-name="T13">function</text:span><text:span text:style-name="T14">(){</text:span></text:p>
            <text:p text:style-name="P6"><text:span text:style-name="T14"><text:tab/></text:span><text:span text:style-name="T14"><text:tab/></text:span><text:span text:style-name="T13">return</text:span><text:span text:style-name="T14"> private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4">module.</text:span><text:span text:style-name="T16">publicVariable</text:span><text:span text:style-name="T14"> = ''</text:span><text:span text:style-name="T15">public</text:span><text:span text:style-name="T14">'';</text:span></text:p>
            <text:p text:style-name="P6"><text:span text:style-name="T14"><text:tab/></text:span><text:span text:style-name="T14">module.</text:span><text:span text:style-name="T17">publicFunction</text:span><text:span text:style-name="T14"> = </text:span><text:span text:style-name="T13">function</text:span><text:span text:style-name="T14">() {</text:span></text:p>
            <text:p text:style-name="P6"><text:span text:style-name="T14"><text:tab/></text:span><text:span text:style-name="T14"><text:tab/></text:span><text:span text:style-name="T13">return</text:span><text:span text:style-name="T14"> module.publicVariable;</text:span></text:p>
            <text:p text:style-name="P6"><text:span text:style-name="T14"><text:tab/></text:span><text:span text:style-name="T14">};</text:span></text:p>
            <text:p text:style-name="P6"><text:span text:style-name="T14"><text:tab/></text:span><text:span text:style-name="T13">return</text:span><text:span text:style-name="T14"> module;</text:span></text:p>
            <text:p text:style-name="P6"><text:span text:style-name="T14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0" draw:text-style-name="P6" draw:layer="layout" svg:width="25.199cm" svg:height="6.2cm" svg:x="1.6cm" svg:y="7.4cm" presentation:class="outline" presentation:user-transformed="true">
          <draw:text-box>
            <text:p text:style-name="P6"><text:span text:style-name="T8">var</text:span><text:span text:style-name="T9"> ExampleModule = (</text:span><text:span text:style-name="T8">function</text:span><text:span text:style-name="T9">(global_var) {</text:span></text:p>
            <text:p text:style-name="P6"><text:span text:style-name="T8"><text:s text:c="4"/></text:span><text:span text:style-name="T9">do_things(global_var);</text:span></text:p>
            <text:p text:style-name="P6"><text:span text:style-name="T9">}(global_var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12" draw:text-style-name="P6" draw:layer="layout" svg:width="25.199cm" svg:height="10.087cm" svg:x="1.6cm" svg:y="7.4cm" presentation:class="outline" presentation:user-transformed="true">
          <draw:text-box>
            <text:p text:style-name="P6"><text:span text:style-name="T8">var</text:span><text:span text:style-name="T9"> ExampleModule = (</text:span><text:span text:style-name="T8">function</text:span><text:span text:style-name="T9">() {</text:span></text:p>
            <text:p text:style-name="P6"><text:span text:style-name="T8"><text:s text:c="4"/></text:span><text:span text:style-name="T8">var</text:span><text:span text:style-name="T9"> module = {};</text:span></text:p>
            <text:p text:style-name="P6"><text:span text:style-name="T8"><text:s text:c="4"/></text:span><text:span text:style-name="T8">var</text:span><text:span text:style-name="T9"> module.newGlobalVar = “global access“;</text:span></text:p>
            <text:p text:style-name="P6"><text:span text:style-name="T8"><text:s text:c="4"/></text:span><text:span text:style-name="T8">return</text:span><text:span text:style-name="T9"> module;</text:span></text:p>
            <text:p text:style-name="P6"><text:span text:style-name="T9">}());</text:span></text:p>
            <text:p text:style-name="P6"><text:span text:style-name="T9">console.log(ExampleModule.newGlobalVa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module</text:p>
              </text:list-item>
              <text:list-item>
                <text:p>Copy Properties </text:p>
              </text:list-item>
              <text:list-item>
                <text:p>Additionally save super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7" draw:layer="layout" svg:width="26cm" svg:height="17.065cm" svg:x="1cm" svg:y="2.352cm">
          <draw:text-box>
            <text:p text:style-name="P6"><text:span text:style-name="T19">var</text:span><text:span text:style-name="T6"> ExampleMod</text:span><text:span text:style-name="T20">ule2 = (</text:span><text:span text:style-name="T21">function</text:span><text:span text:style-name="T20">(oldModule) {</text:span></text:p>
            <text:p text:style-name="P6"><text:span text:style-name="T20"><text:tab/></text:span></text:p>
            <text:p text:style-name="P6"><text:span text:style-name="T20"><text:tab/></text:span><text:span text:style-name="T21">var</text:span><text:span text:style-name="T20"> newModule = {};</text:span></text:p>
            <text:p text:style-name="P6"><text:span text:style-name="T20"><text:tab/></text:span><text:span text:style-name="T20">newModule.</text:span><text:span text:style-name="T22">super</text:span><text:span text:style-name="T20"> = oldModule;</text:span></text:p>
            <text:p text:style-name="P6"><text:span text:style-name="T20"><text:tab/></text:span><text:span text:style-name="T21">for</text:span><text:span text:style-name="T20"> (key in object) {</text:span></text:p>
            <text:p text:style-name="P6"><text:span text:style-name="T20"><text:tab/></text:span><text:span text:style-name="T20"><text:tab/></text:span><text:span text:style-name="T21">if</text:span><text:span text:style-name="T20"> (object.</text:span><text:span text:style-name="T22">hasOwnProperty</text:span><text:span text:style-name="T20">(key) {</text:span></text:p>
            <text:p text:style-name="P6"><text:span text:style-name="T20"><text:tab/></text:span><text:span text:style-name="T20"><text:tab/></text:span><text:span text:style-name="T20"><text:tab/></text:span><text:span text:style-name="T20">newModule[key] = object[key];</text:span></text:p>
            <text:p text:style-name="P6"><text:span text:style-name="T20"><text:tab/></text:span><text:span text:style-name="T20"><text:tab/></text:span><text:span text:style-name="T20">}</text:span></text:p>
            <text:p text:style-name="P6"><text:span text:style-name="T20"><text:tab/></text:span><text:span text:style-name="T20">}</text:span></text:p>
            <text:p text:style-name="P6"><text:span text:style-name="T20"/></text:p>
            <text:p text:style-name="P6"><text:span text:style-name="T20"><text:tab/></text:span><text:span text:style-name="T21">return</text:span><text:span text:style-name="T20"> newModule;</text:span></text:p>
            <text:p text:style-name="P6"><text:span text:style-name="T6">}(ExampleModule));</text:span></text:p>
          </draw:text-box>
        </draw:frame>
        <draw:custom-shape draw:style-name="gr20" draw:text-style-name="P4" draw:layer="layout" svg:width="1.6cm" svg:height="1.2cm" svg:x="0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.6cm" svg:height="1.2cm" svg:x="0.4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.6cm" svg:height="1.2cm" svg:x="0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.6cm" svg:height="1.2cm" svg:x="0.4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Namespacing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7" draw:layer="layout" svg:width="24.799cm" svg:height="13.859cm" svg:x="1.6cm" svg:y="4.535cm">
          <draw:text-box>
            <text:p text:style-name="P6"><text:span text:style-name="T19">var</text:span><text:span text:style-name="T6"> ExampleMod</text:span><text:span text:style-name="T20">ule = (</text:span><text:span text:style-name="T21">function</text:span><text:span text:style-name="T20">() {</text:span></text:p>
            <text:p text:style-name="P6"><text:span text:style-name="T20"><text:tab/></text:span><text:span text:style-name="T21">var</text:span><text:span text:style-name="T20"> object = {};</text:span></text:p>
            <text:p text:style-name="P6"><text:span text:style-name="T20"/></text:p>
            <text:p text:style-name="P6"><text:span text:style-name="T20"><text:tab/></text:span><text:span text:style-name="T21">var</text:span><text:span text:style-name="T20"> privateProperty = …;</text:span></text:p>
            <text:p text:style-name="P6"><text:span text:style-name="T20"/></text:p>
            <text:p text:style-name="P6"><text:span text:style-name="T20"><text:tab/></text:span><text:span text:style-name="T20">object.</text:span><text:span text:style-name="T22">publicProperty</text:span><text:span text:style-name="T20"> = …;</text:span></text:p>
            <text:p text:style-name="P6"><text:span text:style-name="T20"/></text:p>
            <text:p text:style-name="P6"><text:span text:style-name="T20"><text:tab/></text:span><text:span text:style-name="T21">return</text:span><text:span text:style-name="T20"> object;</text:span></text:p>
            <text:p text:style-name="P6"><text:span text:style-name="T6">}());</text:span></text:p>
          </draw:text-box>
        </draw:frame>
        <draw:custom-shape draw:style-name="gr21" draw:text-style-name="P4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6" draw:text-style-name="P7" draw:layer="layout" svg:width="25.199cm" svg:height="13.859cm" svg:x="1.181cm" svg:y="4.536cm">
          <draw:text-box>
            <text:p text:style-name="P6"><text:span text:style-name="T19">var</text:span><text:span text:style-name="T6"> ExampleMod</text:span><text:span text:style-name="T20">ule = (</text:span><text:span text:style-name="T21">function</text:span><text:span text:style-name="T20">(module) {</text:span></text:p>
            <text:p text:style-name="P6"><text:span text:style-name="T20"><text:tab/></text:span></text:p>
            <text:p text:style-name="P6"><text:span text:style-name="T20"><text:tab/></text:span><text:span text:style-name="T21">var</text:span><text:span text:style-name="T20"> newPrivateProperty = …;</text:span></text:p>
            <text:p text:style-name="P6"><text:span text:style-name="T20"><text:tab/></text:span><text:span text:style-name="T20">module.</text:span><text:span text:style-name="T22">publicProperty</text:span><text:span text:style-name="T20"> = …;</text:span></text:p>
            <text:p text:style-name="P6"><text:span text:style-name="T20"><text:tab/></text:span><text:span text:style-name="T20">module.</text:span><text:span text:style-name="T22">newPublicProperty</text:span><text:span text:style-name="T20"> = …;</text:span></text:p>
            <text:p text:style-name="P6"><text:span text:style-name="T20"/></text:p>
            <text:p text:style-name="P6"><text:span text:style-name="T20"><text:tab/></text:span><text:span text:style-name="T21">return</text:span><text:span text:style-name="T20"> module;</text:span></text:p>
            <text:p text:style-name="P6"><text:span text:style-name="T6">}(ExampleModule || {}));</text:span></text:p>
          </draw:text-box>
        </draw:frame>
        <draw:custom-shape draw:style-name="gr23" draw:text-style-name="P4" draw:layer="layout" svg:width="4.194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3">ExampleModule</text:span><text:span text:style-name="T24"> </text:span><text:span text:style-name="T25">exists</text:span></text:p>
                <text:p><text:span text:style-name="T26">use</text:span><text:span text:style-name="T24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13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7">(MODULE || {})</text:span></text:p>
                <text:list>
                  <text:list-item>
                    <text:p>var always necessary</text:p>
                  </text:list-item>
                  <text:list-item>
                    <text:p>Loading order not fixed!</text:p>
                  </text:list-item>
                </text:list>
              </text:list-item>
              <text:list-item>
                <text:p>Tight Augmentation <text:span text:style-name="T27">(MODULE)</text:span></text:p>
                <text:list>
                  <text:list-item>
                    <text:p><text:span text:style-name="T28">var not needed (only on first)</text:span></text:p>
                  </text:list-item>
                  <text:list-item>
                    <text:p><text:span text:style-name="T28">Implies loading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5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29">object</text:span> contains all public variables</text:p>
              </text:list-item>
              <text:list-item>
                <text:p><text:span text:style-name="T29">_private </text:span><text:span text:style-name="T30">contains all file-shared private variables</text:span></text:p>
              </text:list-item>
              <text:list-item>
                <text:p><text:span text:style-name="T30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5" draw:text-style-name="P15" draw:layer="layout" svg:width="18.567cm" svg:height="8.685cm" svg:x="7.199cm" svg:y="11.399cm">
          <draw:text-box>
            <text:p><text:span text:style-name="T31"><text:tab/></text:span><text:span text:style-name="T32">var</text:span><text:span text:style-name="T31"> _private = object.</text:span><text:span text:style-name="T33">_private</text:span><text:span text:style-name="T31"> = object.</text:span><text:span text:style-name="T33">_private</text:span><text:span text:style-name="T31"> || {};</text:span></text:p>
            <text:p><text:span text:style-name="T31"><text:tab/></text:span><text:span text:style-name="T32">var</text:span><text:span text:style-name="T31"> _seal = object.</text:span><text:span text:style-name="T33">_seal</text:span><text:span text:style-name="T31"> = object.</text:span><text:span text:style-name="T33">_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2">delete</text:span><text:span text:style-name="T31"> object.</text:span><text:span text:style-name="T33">_unseal</text:span><text:span text:style-name="T31">;</text:span></text:p>
            <text:p><text:span text:style-name="T31"><text:tab/></text:span><text:span text:style-name="T31"><text:tab/></text:span><text:span text:style-name="T31">};</text:span></text:p>
            <text:p><text:span text:style-name="T31"><text:tab/></text:span><text:span text:style-name="T32">var</text:span><text:span text:style-name="T31"> _unseal = object.</text:span><text:span text:style-name="T33">_unseal</text:span><text:span text:style-name="T31"> = object.</text:span><text:span text:style-name="T33">_unseal</text:span><text:span text:style-name="T31"> || </text:span><text:span text:style-name="T32">function</text:span><text:span text:style-name="T31"> () {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private</text:span><text:span text:style-name="T31"> =</text:span><text:span text:style-name="T34"> _private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seal</text:span><text:span text:style-name="T31"> = </text:span><text:span text:style-name="T34">_seal</text:span><text:span text:style-name="T31">;</text:span></text:p>
            <text:p><text:span text:style-name="T31"><text:tab/></text:span><text:span text:style-name="T31"><text:tab/></text:span><text:span text:style-name="T31"><text:tab/></text:span><text:span text:style-name="T31">object.</text:span><text:span text:style-name="T33">_unseal</text:span><text:span text:style-name="T31"> = </text:span><text:span text:style-name="T34">_unseal</text:span><text:span text:style-name="T31">;</text:span></text:p>
            <text:p><text:span text:style-name="T31"><text:tab/></text:span><text:span text:style-name="T31"><text:tab/></text:span><text:span text:style-name="T31">};</text:span></text:p>
          </draw:text-box>
        </draw:frame>
        <draw:frame draw:style-name="gr26" draw:text-style-name="P17" draw:layer="layout" svg:width="21.628cm" svg:height="4.57cm" svg:x="3.233cm" svg:y="4.999cm">
          <draw:text-box>
            <text:list text:style-name="L1">
              <text:list-item>
                <text:p text:style-name="P16"><text:span text:style-name="T35">_private provides variable</text:span></text:p>
              </text:list-item>
              <text:list-item>
                <text:p text:style-name="P16"><text:span text:style-name="T35">_seal called after init</text:span></text:p>
              </text:list-item>
              <text:list-item>
                <text:p text:style-name="P16"><text:span text:style-name="T35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3">structure</text:span></text:p>
          </draw:text-box>
        </draw:frame>
        <draw:frame presentation:style-name="pr13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3">functionality</text:span> in one file</text:p>
              </text:list-item>
              <text:list-item>
                <text:p>4 different <text:span text:style-name="T23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5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7" draw:text-style-name="P18" draw:layer="layout" svg:width="19.4cm" svg:height="6.663cm" svg:x="4.799cm" svg:y="10.136cm">
          <draw:text-box>
            <text:p><text:span text:style-name="T36">var TICTACTOEAreaObject = (function (object) {</text:span></text:p>
            <text:p><text:span text:style-name="T36"/></text:p>
            <text:p><text:span text:style-name="T36"><text:tab/></text:span><text:span text:style-name="T36">…</text:span></text:p>
            <text:p><text:span text:style-name="T36"/></text:p>
            <text:p><text:span text:style-name="T36"><text:tab/></text:span><text:span text:style-name="T36">return object;</text:span></text:p>
            <text:p><text:span text:style-name="T36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2DT22H13M45S</meta:editing-duration>
    <meta:editing-cycles>81</meta:editing-cycles>
    <dc:date>2015-04-27T20:44:01.55</dc:date>
    <meta:generator>OpenOffice/4.1.1$Win32 OpenOffice.org_project/411m6$Build-9775</meta:generator>
    <meta:document-statistic meta:object-count="167"/>
  </office:meta>
</office:document-meta>
</file>